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7.26806in" svg:height="4.08611in" style:rel-width="scale" style:rel-height="scale"><draw:image xlink:href="media/image1.png" xlink:type="simple" xlink:show="embed" xlink:actuate="onLoad"/><svg:title/><svg:desc/></draw:frame></text:p>
      <text:p text:style-name="Normal">How is the server state? is it healthy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3-03-22T13:40:00Z</meta:creation-date>
    <dc:date>2023-03-22T14:57:00Z</dc:date>
    <meta:template xlink:href="Normal" xlink:type="simple"/>
    <meta:editing-cycles>2</meta:editing-cycles>
    <meta:editing-duration>PT2700S</meta:editing-duration>
    <meta:document-statistic meta:page-count="1" meta:paragraph-count="1" meta:word-count="6" meta:character-count="41" meta:row-count="1" meta:non-whitespace-character-count="36"/>
  </office:meta>
</office:document-meta>
</file>